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bf4f5"/>
    </style:style>
    <style:style style:name="P2" style:family="paragraph" style:parent-style-name="Text_20_body">
      <style:text-properties officeooo:rsid="00300e80" officeooo:paragraph-rsid="00300e80"/>
    </style:style>
    <style:style style:name="P3" style:family="paragraph" style:parent-style-name="Text_20_body">
      <style:text-properties officeooo:rsid="003be736" officeooo:paragraph-rsid="003be736"/>
    </style:style>
    <style:style style:name="P4" style:family="paragraph" style:parent-style-name="Text_20_body">
      <style:text-properties officeooo:rsid="003c61fb" officeooo:paragraph-rsid="003c61fb"/>
    </style:style>
    <style:style style:name="P5" style:family="paragraph" style:parent-style-name="Subtitle">
      <style:text-properties officeooo:rsid="001c1131" officeooo:paragraph-rsid="001c1131"/>
    </style:style>
    <style:style style:name="P6" style:family="paragraph" style:parent-style-name="Text_20_body">
      <style:text-properties officeooo:rsid="001c1131" officeooo:paragraph-rsid="001c1131"/>
    </style:style>
    <style:style style:name="P7" style:family="paragraph" style:parent-style-name="Subtitle">
      <style:text-properties officeooo:rsid="002d2917" officeooo:paragraph-rsid="002d2917"/>
    </style:style>
    <style:style style:name="P8" style:family="paragraph" style:parent-style-name="Subtitle">
      <style:text-properties officeooo:rsid="003e3ac8" officeooo:paragraph-rsid="003e3ac8"/>
    </style:style>
    <style:style style:name="P9" style:family="paragraph" style:parent-style-name="Text_20_body">
      <style:text-properties officeooo:rsid="003e3ac8" officeooo:paragraph-rsid="003e3ac8"/>
    </style:style>
    <style:style style:name="P10" style:family="paragraph" style:parent-style-name="Text_20_body">
      <style:text-properties officeooo:rsid="003fe984" officeooo:paragraph-rsid="00365b5b"/>
    </style:style>
    <style:style style:name="P11" style:family="paragraph" style:parent-style-name="Heading_20_2">
      <style:text-properties officeooo:rsid="00300e80" officeooo:paragraph-rsid="00300e80"/>
    </style:style>
    <style:style style:name="P12" style:family="paragraph" style:parent-style-name="Heading_20_2">
      <style:text-properties officeooo:rsid="002bf4f5" officeooo:paragraph-rsid="002bf4f5"/>
    </style:style>
    <style:style style:name="P13" style:family="paragraph" style:parent-style-name="Heading_20_2">
      <style:text-properties officeooo:rsid="00365b5b" officeooo:paragraph-rsid="00365b5b"/>
    </style:style>
    <style:style style:name="P14" style:family="paragraph" style:parent-style-name="Heading_20_2">
      <style:text-properties officeooo:rsid="003be736" officeooo:paragraph-rsid="003be736"/>
    </style:style>
    <style:style style:name="P15" style:family="paragraph" style:parent-style-name="Heading_20_2">
      <style:text-properties officeooo:rsid="003c61fb" officeooo:paragraph-rsid="003c61fb"/>
    </style:style>
    <style:style style:name="P16" style:family="paragraph" style:parent-style-name="Text_20_body">
      <style:text-properties officeooo:rsid="00365b5b" officeooo:paragraph-rsid="005571b0"/>
    </style:style>
    <style:style style:name="P17" style:family="paragraph" style:parent-style-name="Text_20_body">
      <style:text-properties officeooo:paragraph-rsid="005adb93"/>
    </style:style>
    <style:style style:name="P18" style:family="paragraph" style:parent-style-name="Text_20_body">
      <style:text-properties officeooo:paragraph-rsid="005f5801"/>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ef8a2"/>
    </style:style>
    <style:style style:name="T13" style:family="text">
      <style:text-properties officeooo:rsid="00312170"/>
    </style:style>
    <style:style style:name="T14" style:family="text">
      <style:text-properties officeooo:rsid="003227fd"/>
    </style:style>
    <style:style style:name="T15" style:family="text">
      <style:text-properties officeooo:rsid="0033aabe"/>
    </style:style>
    <style:style style:name="T16" style:family="text">
      <style:text-properties officeooo:rsid="00384935"/>
    </style:style>
    <style:style style:name="T17" style:family="text">
      <style:text-properties officeooo:rsid="00469f65"/>
    </style:style>
    <style:style style:name="T18" style:family="text">
      <style:text-properties officeooo:rsid="0048329b"/>
    </style:style>
    <style:style style:name="T19" style:family="text">
      <style:text-properties officeooo:rsid="00484139"/>
    </style:style>
    <style:style style:name="T20" style:family="text">
      <style:text-properties officeooo:rsid="00494fe1"/>
    </style:style>
    <style:style style:name="T21" style:family="text">
      <style:text-properties officeooo:rsid="004b1536"/>
    </style:style>
    <style:style style:name="T22" style:family="text">
      <style:text-properties officeooo:rsid="0050dc1c"/>
    </style:style>
    <style:style style:name="T23" style:family="text">
      <style:text-properties officeooo:rsid="005571b0"/>
    </style:style>
    <style:style style:name="T24" style:family="text">
      <style:text-properties officeooo:rsid="0056e4a5"/>
    </style:style>
    <style:style style:name="T25" style:family="text">
      <style:text-properties officeooo:rsid="0056fb2a"/>
    </style:style>
    <style:style style:name="T26" style:family="text">
      <style:text-properties officeooo:rsid="00590592"/>
    </style:style>
    <style:style style:name="T27" style:family="text">
      <style:text-properties officeooo:rsid="005cb386"/>
    </style:style>
    <style:style style:name="T28" style:family="text">
      <style:text-properties officeooo:rsid="005e0cf0"/>
    </style:style>
    <style:style style:name="T29" style:family="text">
      <style:text-properties officeooo:rsid="005ef7f1"/>
    </style:style>
    <style:style style:name="T30" style:family="text">
      <style:text-properties officeooo:rsid="0060bda9"/>
    </style:style>
    <style:style style:name="T31" style:family="text">
      <style:text-properties officeooo:rsid="006156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verview and Project scope</text:p>
      <text:h text:style-name="Heading_20_2" text:outline-level="2">Description</text:h>
      <text:p text:style-name="P6">The project I am going to be working on is called “AI <text:span text:style-name="T10">H</text:span><text:span text:style-name="T9">ome </text:span>Nutritionist”. The goal of this project is to create a program that will leverage AI to assist health conscious cooking. <text:span text:style-name="T1">I will create a program that will use an AI model to </text:span><text:span text:style-name="T11">recognize</text:span><text:span text:style-name="T1"> items of food held up to the camera, and display on the screen an informed estimate of the nutritional value of the item, </text:span><text:span text:style-name="T2">for example, 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text:span></text:p>
      <text:p text:style-name="P6"><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text:span></text:p>
      <text:h text:style-name="P11" text:outline-level="2">Target users</text:h>
      <text:p text:style-name="P2">The intended target audience/users would be anyone who is passionate about both cooking and health. <text:span text:style-name="T13">The ease of use relative to traditional calorie counting will make the product suitable for people who often cook new recipes. </text:span><text:span text:style-name="T14">Anyone who frequently cooks the same dish routinely will likely not benefit from the product because they could calculate the nutrition of a meal manually once, and never need to do so again. People who are more adventurous </text:span><text:span text:style-name="T15">will cook new recipes more frequently, so the ease and convenience of this process will be more valuable to them.</text:span></text:p>
      <text:h text:style-name="P12" text:outline-level="2">Cost breakdown</text:h>
      <text:p text:style-name="P1">???</text:p>
      <text:h text:style-name="P12" text:outline-level="2">Monetization</text:h>
      <text:p text:style-name="P16">This product would be best monetized through <text:span text:style-name="T16">a multi-tier, subscription model. </text:span><text:span text:style-name="T17">Each tier should have a number of usages per month. </text:span><text:span text:style-name="T23">Each usage would allow an individual to scan an ingredient, which would have the nutritional value output to the screen, and added to the total being calculated for the meal.</text:span></text:p>
      <text:p text:style-name="P17"><text:span text:style-name="T24"><text:tab/>T</text:span><text:span text:style-name="T17">he free tier might allow 10 scans a month, </text:span><text:span text:style-name="T19">(assuming 10 ingredients per meal)</text:span><text:span text:style-name="T17">. </text:span><text:span text:style-name="T25">This offering would not be profitable alone, but would provide users a way to experience the product before they move to a paid tier.</text:span></text:p>
      <text:p text:style-name="P18"><text:span text:style-name="T18"><text:tab/>There should be a </text:span><text:span text:style-name="T22">lower</text:span><text:span text:style-name="T18"> tier, for infrequent users, who might </text:span><text:span text:style-name="T19">use it for </text:span><text:span text:style-name="T26">approximately </text:span><text:span text:style-name="T19">two meals a week </text:span><text:span text:style-name="T20">when trying new recipes</text:span><text:span text:style-name="T19">, </text:span><text:span text:style-name="T20">they would get </text:span><text:span text:style-name="T27">about </text:span><text:span text:style-name="T20">80 usages a month. </text:span><text:span text:style-name="T28">I expect the majority of the users would be on this tier, paying monthly.</text:span></text:p>
      <text:p text:style-name="P18"><text:span text:style-name="T20"><text:tab/></text:span><text:span text:style-name="T30">T</text:span><text:span text:style-name="T21">here should </text:span><text:span text:style-name="T30">also </text:span><text:span text:style-name="T21">be a </text:span><text:span text:style-name="T30">higher </text:span><text:span text:style-name="T21">tier, </text:span><text:span text:style-name="T30">with unlimited usages per month. </text:span><text:span text:style-name="T31">This is for </text:span><text:span text:style-name="T21">anyone using it for all meals, or maybe cooking for multiple people.</text:span></text:p>
      <text:p text:style-name="P10"><text:soft-page-break/></text:p>
      <text:h text:style-name="P13" text:outline-level="2"/>
      <text:p text:style-name="P7">Software <text:span text:style-name="T12">A</text:span>rchitecture and <text:span text:style-name="T12">D</text:span>esign</text:p>
      <text:h text:style-name="P14" text:outline-level="2">User stories</text:h>
      <text:p text:style-name="P3">Blah</text:p>
      <text:p text:style-name="P3"/>
      <text:h text:style-name="P14" text:outline-level="2">Requirements</text:h>
      <text:p text:style-name="P3">Blah</text:p>
      <text:p text:style-name="P3"/>
      <text:h text:style-name="P14" text:outline-level="2">Architecture</text:h>
      <text:p text:style-name="P4">Blah</text:p>
      <text:p text:style-name="P4"/>
      <text:h text:style-name="P15" text:outline-level="2">User interface</text:h>
      <text:p text:style-name="P4">Blah</text:p>
      <text:p text:style-name="P4"/>
      <text:h text:style-name="P15" text:outline-level="2">Development Methodology</text:h>
      <text:p text:style-name="P4">Blah</text:p>
      <text:p text:style-name="P4"/>
      <text:p text:style-name="P8"/>
      <text:p text:style-name="P8">Development, and machine learning</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0-18T16:13:55.511000000</dc:date>
    <meta:editing-duration>PT1H38M25S</meta:editing-duration>
    <meta:editing-cycles>54</meta:editing-cycles>
    <meta:generator>LibreOffice/7.5.7.1$Windows_X86_64 LibreOffice_project/47eb0cf7efbacdee9b19ae25d6752381ede23126</meta:generator>
    <meta:document-statistic meta:table-count="0" meta:image-count="0" meta:object-count="0" meta:page-count="2" meta:paragraph-count="25" meta:word-count="475" meta:character-count="2740" meta:non-whitespace-character-count="2286"/>
  </office:meta>
</office:document-meta>
</file>